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25-01-2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24-02-0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23-01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21-11-2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20-12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9-12-05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9-02-0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7-12-21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7-01-03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6-01-1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5-03-03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4-02-14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2-12-21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2-01-06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10-12-14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9-12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9-01-13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8-02-05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7-01-29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6-01-11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5-01-31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4-02-16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3-02-1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2-01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1-01-0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2000-01-10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9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1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2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1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70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8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6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4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2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6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9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8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8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6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5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2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5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49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4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27095195801</text:p>
          </table:table-cell>
          <table:table-cell office:value-type="string" calcext:value-type="string">
            <text:p>1946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6" meta:object-count="0"/>
    <meta:user-defined meta:name="AppVersion">3.0</meta:user-defined>
  </office:meta>
</office:document-meta>
</file>